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table:table-cell>
          <table:table-cell ns41:value-type="string" table:number-rows-spanned="3" table:style-name="ce46" table:number-columns-spanned="1" office:value-type="string">
            <text:p>Vrouwelijk.</text:p>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covered-table-cell table:style-name="ce68" table:number-columns-repeated="2"/>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8" office:value-type="string">
            <text:p>V</text:p>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Witten</text:p>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Totaal</text:p>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Totaal</text:p>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Totaal</text:p>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Totaal</text:p>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Totaal</text:p>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Totaal</text:p>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Totaal</text:p>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Totaal</text:p>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Totaal</text:p>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Totaal</text:p>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Totaal</text:p>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Totaal</text:p>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Totaal</text:p>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Totaal</text:p>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Totaal</text:p>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Totaal</text:p>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Totaal</text:p>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Totaal</text:p>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Totaal</text:p>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Totaal</text:p>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Totaal</text:p>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Totaal</text:p>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Totaal</text:p>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Totaal</text:p>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Totaal</text:p>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Totaal</text:p>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Totaal</text:p>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Totaal</text:p>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Totaal</text:p>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Totaal</text:p>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Steenberg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esterveld</text:p>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Totaal</text:p>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table:table-cell>
          <table:table-cell ns41:value-type="string" table:style-name="ce21" office:value-type="string">
            <text:p>Totaal</text:p>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number="urn:oasis:names:tc:opendocument:xmlns:datastyle:1.0" xmlns:form="urn:oasis:names:tc:opendocument:xmlns:form:1.0" xmlns:text="urn:oasis:names:tc:opendocument:xmlns:text:1.0" xmlns:ooo="http://openoffice.org/2004/office" xmlns:office="urn:oasis:names:tc:opendocument:xmlns:office: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